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1.22222in" style:font-size-asian="1.22222in" style:font-size-complex="1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Slide1" draw:style-name="a654" draw:master-page-name="Master1-Layout7-blank-白紙" presentation:presentation-page-layout-name="Master1-PPL7">
        <draw:frame draw:id="id73" presentation:style-name="a667" draw:name="サブタイトル 1" svg:x="0.55118in" svg:y="0.37874in" svg:width="9.92087in" svg:height="6.9626in" presentation:class="subtitle" presentation:placeholder="false">
          <draw:text-box>
            <text:p text:style-name="a658" text:class-names="" text:cond-style-name=""><text:span text:style-name="a655" text:class-names="">プロジェクト演習（</text:span><text:span text:style-name="a656" text:class-names="">NM</text:span><text:span text:style-name="a657" text:class-names="">編）</text:span></text:p>
            <text:p text:style-name="a660" text:class-names="" text:cond-style-name=""><text:span text:style-name="a659" text:class-names=""/></text:p>
            <text:p text:style-name="a662" text:class-names="" text:cond-style-name=""><text:span text:style-name="a661" text:class-names="">グループ？？</text:span></text:p>
            <text:p text:style-name="a664" text:class-names="" text:cond-style-name=""><text:span text:style-name="a663" text:class-names="">京産太郎、鴨川花子、岩倉次郎、</text:span></text:p>
            <text:p text:style-name="a666" text:class-names="" text:cond-style-name=""><text:span text:style-name="a665" text:class-names="">鞍馬京子、宝ケ池三郎</text:span></text:p>
          </draw:text-box>
          <svg:desc/>
        </draw:frame>
        <presentation:notes draw:style-name="a670">
          <draw:page-thumbnail draw:page-number="1" svg:x="1.21007in" svg:y="0.88889in" svg:width="5.84549in" svg:height="4.38368in" presentation:class="page" draw:id="id74" presentation:style-name="a668" draw:name="スライド イメージ プレースホルダ 1">
            <svg:desc/>
          </draw:page-thumbnail>
          <draw:frame draw:id="id75" presentation:style-name="a669" draw:name="ノート プレースホルダ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" draw:style-name="a671" draw:master-page-name="Master1-Layout7-blank-白紙" presentation:presentation-page-layout-name="Master1-PPL7">
        <draw:frame draw:id="id76" presentation:style-name="a674" draw:name="タイトル 1" svg:x="0.55118in" svg:y="0.32953in" svg:width="9.92087in" svg:height="1.38071in" presentation:class="title" presentation:placeholder="false">
          <draw:text-box>
            <text:p text:style-name="a673" text:class-names="" text:cond-style-name=""><text:span text:style-name="a672" text:class-names="">グループの目標</text:span></text:p>
          </draw:text-box>
          <svg:desc/>
        </draw:frame>
        <draw:frame draw:id="id77" presentation:style-name="a678" draw:name="テキスト プレースホルダ 2" svg:x="0.55118in" svg:y="1.93465in" svg:width="9.92087in" svg:height="5.4563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各グループで考えた今回の検索システムに関する目標を記述する</text:span></text:p>
              </text:list-item>
            </text:list>
          </draw:text-box>
          <svg:desc/>
        </draw:frame>
        <presentation:notes draw:style-name="a681">
          <draw:page-thumbnail draw:page-number="2" svg:x="1.21007in" svg:y="0.88889in" svg:width="5.84549in" svg:height="4.38368in" presentation:class="page" draw:id="id78" presentation:style-name="a679" draw:name="スライド イメージ プレースホルダ 1">
            <svg:desc/>
          </draw:page-thumbnail>
          <draw:frame draw:id="id79" presentation:style-name="a680" draw:name="ノート プレースホルダ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" draw:style-name="a682" draw:master-page-name="Master1-Layout7-blank-白紙" presentation:presentation-page-layout-name="Master1-PPL7">
        <draw:frame draw:id="id80" presentation:style-name="a685" draw:name="タイトル 1" svg:x="0.59055in" svg:y="0.39094in" svg:width="9.92087in" svg:height="1.38071in" presentation:class="title" presentation:placeholder="false">
          <draw:text-box>
            <text:p text:style-name="a684" text:class-names="" text:cond-style-name=""><text:span text:style-name="a683" text:class-names="">開発した検索システムの特徴</text:span></text:p>
          </draw:text-box>
          <svg:desc/>
        </draw:frame>
        <draw:frame draw:id="id81" presentation:style-name="a699" draw:name="テキスト プレースホルダ 2" svg:x="0.55118in" svg:y="1.93465in" svg:width="9.92087in" svg:height="5.4563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6" text:class-names="">機能に関する説明</text:span><text:span text:style-name="a687" text:class-names="">など</text:span><text:span text:style-name="a688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1" text:class-names="">スクリーンショットを貼り付けるなど</text:span><text:span text:style-name="a692" text:class-names=""><text:line-break/></text:span><text:span text:style-name="a693" text:class-names="">視覚的にも分かりやすく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desc/>
        </draw:frame>
        <presentation:notes draw:style-name="a702">
          <draw:page-thumbnail draw:page-number="3" svg:x="1.21007in" svg:y="0.88889in" svg:width="5.84549in" svg:height="4.38368in" presentation:class="page" draw:id="id82" presentation:style-name="a700" draw:name="スライド イメージ プレースホルダ 1">
            <svg:desc/>
          </draw:page-thumbnail>
          <draw:frame draw:id="id83" presentation:style-name="a701" draw:name="ノート プレースホルダ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" draw:style-name="a703" draw:master-page-name="Master1-Layout7-blank-白紙" presentation:presentation-page-layout-name="Master1-PPL7">
        <draw:frame draw:id="id84" presentation:style-name="a706" draw:name="タイトル 1" svg:x="0.55118in" svg:y="0.32953in" svg:width="9.92087in" svg:height="1.38071in" presentation:class="title" presentation:placeholder="false">
          <draw:text-box>
            <text:p text:style-name="a705" text:class-names="" text:cond-style-name=""><text:span text:style-name="a704" text:class-names="">開発した検索システムの特徴</text:span></text:p>
          </draw:text-box>
          <svg:desc/>
        </draw:frame>
        <draw:frame draw:id="id85" presentation:style-name="a718" draw:name="テキスト プレースホルダ 2" svg:x="0.55118in" svg:y="1.93465in" svg:width="9.92087in" svg:height="5.4563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7" text:class-names="">ユーザインタフェースに関する説明</text:span><text:span text:style-name="a708" text:class-names="">など</text:span><text:span text:style-name="a709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2" text:class-names="">スクリーンショットを貼り付けるなど</text:span><text:span text:style-name="a713" text:class-names=""><text:line-break/></text:span><text:span text:style-name="a714" text:class-names="">視覚的にも分かりやすく</text:span><text:span text:style-name="a715" text:class-names=""/></text:p>
              </text:list-item>
            </text:list>
          </draw:text-box>
          <svg:desc/>
        </draw:frame>
        <presentation:notes draw:style-name="a721">
          <draw:page-thumbnail draw:page-number="4" svg:x="1.21007in" svg:y="0.88889in" svg:width="5.84549in" svg:height="4.38368in" presentation:class="page" draw:id="id86" presentation:style-name="a719" draw:name="スライド イメージ プレースホルダ 1">
            <svg:desc/>
          </draw:page-thumbnail>
          <draw:frame draw:id="id87" presentation:style-name="a720" draw:name="ノート プレースホルダ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5" draw:style-name="a722" draw:master-page-name="Master1-Layout7-blank-白紙" presentation:presentation-page-layout-name="Master1-PPL7">
        <draw:frame draw:id="id88" presentation:style-name="a725" draw:name="サブタイトル 1" svg:x="0.55118in" svg:y="0.37874in" svg:width="9.92087in" svg:height="6.9626in" presentation:class="subtitle" presentation:placeholder="false">
          <draw:text-box>
            <text:p text:style-name="a724" text:class-names="" text:cond-style-name=""><text:span text:style-name="a723" text:class-names="">デモ</text:span></text:p>
          </draw:text-box>
          <svg:desc/>
        </draw:frame>
        <presentation:notes draw:style-name="a728">
          <draw:page-thumbnail draw:page-number="5" svg:x="1.21007in" svg:y="0.88889in" svg:width="5.84549in" svg:height="4.38368in" presentation:class="page" draw:id="id89" presentation:style-name="a726" draw:name="スライド イメージ プレースホルダ 1">
            <svg:desc/>
          </draw:page-thumbnail>
          <draw:frame draw:id="id90" presentation:style-name="a727" draw:name="ノート プレースホルダ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6" draw:style-name="a729" draw:master-page-name="Master1-Layout7-blank-白紙" presentation:presentation-page-layout-name="Master1-PPL7">
        <draw:frame draw:id="id91" presentation:style-name="a732" draw:name="タイトル 1" svg:x="0.55118in" svg:y="0.37874in" svg:width="9.92087in" svg:height="1.28189in" presentation:class="title" presentation:placeholder="false">
          <draw:text-box>
            <text:p text:style-name="a731" text:class-names="" text:cond-style-name=""><text:span text:style-name="a730" text:class-names="">考察</text:span></text:p>
          </draw:text-box>
          <svg:desc/>
        </draw:frame>
        <draw:frame draw:id="id92" presentation:style-name="a742" draw:name="テキスト プレースホルダ 2" svg:x="0.55118in" svg:y="1.93465in" svg:width="9.92087in" svg:height="5.4563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組み込んでよかった機能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（追加できなかったが）システムに追加した方がよいと思われる機能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その他反省など</text:span></text:p>
              </text:list-item>
            </text:list>
          </draw:text-box>
          <svg:desc/>
        </draw:frame>
        <presentation:notes draw:style-name="a745">
          <draw:page-thumbnail draw:page-number="6" svg:x="1.21007in" svg:y="0.88889in" svg:width="5.84549in" svg:height="4.38368in" presentation:class="page" draw:id="id93" presentation:style-name="a743" draw:name="スライド イメージ プレースホルダ 1">
            <svg:desc/>
          </draw:page-thumbnail>
          <draw:frame draw:id="id94" presentation:style-name="a744" draw:name="ノート プレースホルダ 2" svg:x="0.82677in" svg:y="5.55394in" svg:width="6.61378in" svg:height="5.16299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タイトルとコンテンツ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セクション見出し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2 つのコンテンツ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較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タイトルのみ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白紙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タイトル付きのコンテンツ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タイトル付きの図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タイトルと縦書きテキスト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縦書きタイトルと縦書きテキスト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3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draw:fill="none" draw:stroke="non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non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non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Hiragino Mincho ProN W3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2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3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2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4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9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3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5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4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0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標準" style:page-layout-name="pageLayout1" draw:style-name="a0">
      <draw:frame draw:id="id0" presentation:style-name="a4" draw:name="タイトル プレースホルダ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9" draw:name="テキスト プレースホルダ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2" draw:name="日付プレースホルダ 3" svg:x="0.55118in" svg:y="7.53189in" svg:width="2.56811in" svg:height="0.57008in" presentation:class="date-time" presentation:placeholder="false">
        <draw:text-box>
          <text:p text:style-name="a31" text:class-names="" text:cond-style-name=""><text:span text:style-name="a30" text:class-names=""/></text:p>
        </draw:text-box>
        <svg:desc/>
      </draw:frame>
      <draw:frame draw:id="id3" presentation:style-name="a35" draw:name="フッター プレースホルダ 4" svg:x="3.77008in" svg:y="7.53189in" svg:width="3.49409in" svg:height="0.57008in" presentation:class="footer" presentation:placeholder="false">
        <draw:text-box>
          <text:p text:style-name="a34" text:class-names="" text:cond-style-name=""><text:span text:style-name="a33" text:class-names=""/></text:p>
        </draw:text-box>
        <svg:desc/>
      </draw:frame>
      <draw:frame draw:id="id4" presentation:style-name="a38" draw:name="スライド番号プレースホルダ 5" svg:x="7.90394in" svg:y="7.53189in" svg:width="2.56811in" svg:height="0.57008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desc/>
      </draw:frame>
      <presentation:notes style:page-layout-name="pageLayout2" draw:style-name="a55">
        <draw:page-thumbnail svg:x="1.21063in" svg:y="0.88858in" svg:width="5.84567in" svg:height="4.38425in" presentation:class="page" draw:id="id5" presentation:style-name="a39" draw:name="スライド イメージ プレースホルダ 1">
          <svg:desc/>
        </draw:page-thumbnail>
        <draw:frame draw:id="id6" presentation:style-name="a42" draw:name="ノート プレースホルダ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7" presentation:style-name="a45" draw:name="ヘッダー プレースホルダ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desc/>
        </draw:frame>
        <draw:frame draw:id="id8" presentation:style-name="a48" draw:name="日付プレースホルダ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9" presentation:style-name="a51" draw:name="フッター プレースホルダ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desc/>
        </draw:frame>
        <draw:frame draw:id="id10" presentation:style-name="a54" draw:name="スライド番号プレースホルダ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タイトル-スライド" style:page-layout-name="pageLayout1" draw:style-name="a56">
      <draw:frame draw:id="id11" presentation:style-name="a61" draw:name="タイトル 1" svg:x="0.82639in" svg:y="2.56771in" svg:width="9.37153in" svg:height="1.77257in" presentation:class="title" presentation:placeholder="false">
        <draw:text-box>
          <text:list text:style-name="a60">
            <text:list-item>
              <text:p text:style-name="a59" text:class-names="" text:cond-style-name=""><text:span text:style-name="a57" text:class-names="">マスタ タイトルの書式設定</text:span><text:span text:style-name="a58" text:class-names=""/></text:p>
            </text:list-item>
          </text:list>
        </draw:text-box>
        <svg:desc/>
      </draw:frame>
      <draw:frame draw:id="id12" presentation:style-name="a65" draw:name="サブタイトル 2" svg:x="1.65451in" svg:y="4.68403in" svg:width="7.71701in" svg:height="2.11285in" presentation:class="subtitle" presentation:placeholder="false">
        <draw:text-box>
          <text:p text:style-name="a64" text:class-names="" text:cond-style-name=""><text:span text:style-name="a62" text:class-names="">マスタ サブタイトルの書式設定</text:span><text:span text:style-name="a63" text:class-names=""/></text:p>
        </draw:text-box>
        <svg:desc/>
      </draw:frame>
      <draw:frame draw:id="id13" presentation:style-name="a68" draw:name="日付プレースホルダ 3" svg:x="0.55118in" svg:y="7.53189in" svg:width="2.56811in" svg:height="0.57008in" presentation:class="date-time" presentation:placeholder="false">
        <draw:text-box>
          <text:p text:style-name="a67" text:class-names="" text:cond-style-name=""><text:span text:style-name="a66" text:class-names=""/></text:p>
        </draw:text-box>
        <svg:desc/>
      </draw:frame>
      <draw:frame draw:id="id14" presentation:style-name="a71" draw:name="フッター プレースホルダ 4" svg:x="3.77008in" svg:y="7.53189in" svg:width="3.49409in" svg:height="0.57008in" presentation:class="footer" presentation:placeholder="false">
        <draw:text-box>
          <text:p text:style-name="a70" text:class-names="" text:cond-style-name=""><text:span text:style-name="a69" text:class-names=""/></text:p>
        </draw:text-box>
        <svg:desc/>
      </draw:frame>
      <draw:frame draw:id="id15" presentation:style-name="a75" draw:name="スライド番号プレースホルダ 5" svg:x="7.90394in" svg:y="7.53189in" svg:width="2.56811in" svg:height="0.57008in" presentation:class="page-number" presentation:placeholder="false">
        <draw:text-box>
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</draw:text-box>
        <svg:desc/>
      </draw:frame>
      <presentation:notes style:page-layout-name="pageLayout2" draw:style-name="a92">
        <draw:page-thumbnail svg:x="1.21063in" svg:y="0.88858in" svg:width="5.84567in" svg:height="4.38425in" presentation:class="page" draw:id="id5" presentation:style-name="a76" draw:name="スライド イメージ プレースホルダ 1">
          <svg:desc/>
        </draw:page-thumbnail>
        <draw:frame draw:id="id6" presentation:style-name="a79" draw:name="ノート プレースホルダ 2" svg:x="0.82677in" svg:y="5.55394in" svg:width="6.61378in" svg:height="5.26142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7" presentation:style-name="a82" draw:name="ヘッダー プレースホルダ 3" svg:x="0in" svg:y="0in" svg:width="3.5878in" svg:height="0.5842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desc/>
        </draw:frame>
        <draw:frame draw:id="id8" presentation:style-name="a85" draw:name="日付プレースホルダ 4" svg:x="4.67953in" svg:y="0in" svg:width="3.5878in" svg:height="0.58425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desc/>
        </draw:frame>
        <draw:frame draw:id="id9" presentation:style-name="a88" draw:name="フッター プレースホルダ 5" svg:x="0in" svg:y="11.10827in" svg:width="3.5878in" svg:height="0.58425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desc/>
        </draw:frame>
        <draw:frame draw:id="id10" presentation:style-name="a91" draw:name="スライド番号プレースホルダ 6" svg:x="4.67953in" svg:y="11.10827in" svg:width="3.5878in" svg:height="0.58425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タイトルとコンテンツ" style:page-layout-name="pageLayout1" draw:style-name="a93">
      <draw:frame draw:id="id16" presentation:style-name="a98" draw:name="タイトル 1" svg:x="0.55118in" svg:y="0.32953in" svg:width="9.92087in" svg:height="1.38031in" presentation:class="title" presentation:placeholder="false">
        <draw:text-box>
          <text:list text:style-name="a97">
            <text:list-item>
              <text:p text:style-name="a96" text:class-names="" text:cond-style-name=""><text:span text:style-name="a94" text:class-names="">マスタ タイトルの書式設定</text:span><text:span text:style-name="a95" text:class-names=""/></text:p>
            </text:list-item>
          </text:list>
        </draw:text-box>
        <svg:desc/>
      </draw:frame>
      <draw:frame draw:id="id17" presentation:style-name="a123" draw:name="コンテンツ プレースホルダ 2" svg:x="0.55118in" svg:y="1.93465in" svg:width="9.92087in" svg:height="5.4563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マスタ テキストの書式設定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2" text:class-names="">第<text:s text:c="1"/></text:span><text:span text:style-name="a103" text:class-names="">2<text:s text:c="1"/></text:span><text:span text:style-name="a104" text:class-names="">レベル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7" text:class-names="">第<text:s text:c="1"/></text:span><text:span text:style-name="a108" text:class-names="">3<text:s text:c="1"/></text:span><text:span text:style-name="a109" text:class-names="">レベル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2" text:class-names="">第<text:s text:c="1"/></text:span><text:span text:style-name="a113" text:class-names="">4<text:s text:c="1"/></text:span><text:span text:style-name="a11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7" text:class-names="">第<text:s text:c="1"/></text:span><text:span text:style-name="a118" text:class-names="">5<text:s text:c="1"/></text:span><text:span text:style-name="a119" text:class-names="">レベル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26" draw:name="日付プレースホルダ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desc/>
      </draw:frame>
      <draw:frame draw:id="id19" presentation:style-name="a129" draw:name="フッター プレースホルダ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desc/>
      </draw:frame>
      <draw:frame draw:id="id20" presentation:style-name="a133" draw:name="スライド番号プレースホルダ 5" svg:x="7.90394in" svg:y="7.53189in" svg:width="2.56811in" svg:height="0.57008in" presentation:class="page-number" presentation:placeholder="false">
        <draw:text-box>
          <text:p text:style-name="a132" text:class-names="" text:cond-style-name=""><text:span text:style-name="a130" text:class-names=""><text:page-number style:num-format="1" text:fixed="false"/></text:span><text:span text:style-name="a131" text:class-names=""/></text:p>
        </draw:text-box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スライド イメージ プレースホルダ 1">
          <svg:desc/>
        </draw:page-thumbnail>
        <draw:frame draw:id="id6" presentation:style-name="a137" draw:name="ノート プレースホルダ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desc/>
        </draw:frame>
        <draw:frame draw:id="id7" presentation:style-name="a140" draw:name="ヘッダー プレースホルダ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desc/>
        </draw:frame>
        <draw:frame draw:id="id8" presentation:style-name="a143" draw:name="日付プレースホルダ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desc/>
        </draw:frame>
        <draw:frame draw:id="id9" presentation:style-name="a146" draw:name="フッター プレースホルダ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desc/>
        </draw:frame>
        <draw:frame draw:id="id10" presentation:style-name="a149" draw:name="スライド番号プレースホルダ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セクション見出し" style:page-layout-name="pageLayout1" draw:style-name="a151">
      <draw:frame draw:id="id21" presentation:style-name="a156" draw:name="タイトル 1" svg:x="0.87153in" svg:y="5.3125in" svg:width="9.36979in" svg:height="1.64236in" presentation:class="title" presentation:placeholder="false">
        <draw:text-box>
          <text:list text:style-name="a155">
            <text:list-item>
              <text:p text:style-name="a154" text:class-names="" text:cond-style-name=""><text:span text:style-name="a152" text:class-names="">マスタ タイトルの書式設定</text:span><text:span text:style-name="a153" text:class-names=""/></text:p>
            </text:list-item>
          </text:list>
        </draw:text-box>
        <svg:desc/>
      </draw:frame>
      <draw:frame draw:id="id22" presentation:style-name="a160" draw:name="テキスト プレースホルダ 2" svg:x="0.87153in" svg:y="3.50347in" svg:width="9.36979in" svg:height="1.80903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マスタ テキストの書式設定</text:span></text:p>
            </text:list-item>
          </text:list>
        </draw:text-box>
        <svg:desc/>
      </draw:frame>
      <draw:frame draw:id="id23" presentation:style-name="a163" draw:name="日付プレースホルダ 3" svg:x="0.55118in" svg:y="7.53189in" svg:width="2.56811in" svg:height="0.57008in" presentation:class="date-time" presentation:placeholder="false">
        <draw:text-box>
          <text:p text:style-name="a162" text:class-names="" text:cond-style-name=""><text:span text:style-name="a161" text:class-names=""/></text:p>
        </draw:text-box>
        <svg:desc/>
      </draw:frame>
      <draw:frame draw:id="id24" presentation:style-name="a166" draw:name="フッター プレースホルダ 4" svg:x="3.77008in" svg:y="7.53189in" svg:width="3.49409in" svg:height="0.57008in" presentation:class="footer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25" presentation:style-name="a170" draw:name="スライド番号プレースホルダ 5" svg:x="7.90394in" svg:y="7.53189in" svg:width="2.56811in" svg:height="0.57008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desc/>
      </draw:frame>
      <presentation:notes style:page-layout-name="pageLayout2" draw:style-name="a187">
        <draw:page-thumbnail svg:x="1.21063in" svg:y="0.88858in" svg:width="5.84567in" svg:height="4.38425in" presentation:class="page" draw:id="id5" presentation:style-name="a171" draw:name="スライド イメージ プレースホルダ 1">
          <svg:desc/>
        </draw:page-thumbnail>
        <draw:frame draw:id="id6" presentation:style-name="a174" draw:name="ノート プレースホルダ 2" svg:x="0.82677in" svg:y="5.55394in" svg:width="6.61378in" svg:height="5.26142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desc/>
        </draw:frame>
        <draw:frame draw:id="id7" presentation:style-name="a177" draw:name="ヘッダー プレースホルダ 3" svg:x="0in" svg:y="0in" svg:width="3.5878in" svg:height="0.58425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desc/>
        </draw:frame>
        <draw:frame draw:id="id8" presentation:style-name="a180" draw:name="日付プレースホルダ 4" svg:x="4.67953in" svg:y="0in" svg:width="3.5878in" svg:height="0.58425in" presentation:class="date-time" presentation:placeholder="false">
          <draw:text-box>
            <text:p text:style-name="a179" text:class-names="" text:cond-style-name=""><text:span text:style-name="a178" text:class-names=""/></text:p>
          </draw:text-box>
          <svg:desc/>
        </draw:frame>
        <draw:frame draw:id="id9" presentation:style-name="a183" draw:name="フッター プレースホルダ 5" svg:x="0in" svg:y="11.10827in" svg:width="3.5878in" svg:height="0.58425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desc/>
        </draw:frame>
        <draw:frame draw:id="id10" presentation:style-name="a186" draw:name="スライド番号プレースホルダ 6" svg:x="4.67953in" svg:y="11.10827in" svg:width="3.5878in" svg:height="0.58425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2-つのコンテンツ" style:page-layout-name="pageLayout1" draw:style-name="a188">
      <draw:frame draw:id="id26" presentation:style-name="a193" draw:name="タイトル 1" svg:x="0.55118in" svg:y="0.32953in" svg:width="9.92087in" svg:height="1.38031in" presentation:class="title" presentation:placeholder="false">
        <draw:text-box>
          <text:list text:style-name="a192">
            <text:list-item>
              <text:p text:style-name="a191" text:class-names="" text:cond-style-name=""><text:span text:style-name="a189" text:class-names="">マスタ タイトルの書式設定</text:span><text:span text:style-name="a190" text:class-names=""/></text:p>
            </text:list-item>
          </text:list>
        </draw:text-box>
        <svg:desc/>
      </draw:frame>
      <draw:frame draw:id="id27" presentation:style-name="a218" draw:name="コンテンツ プレースホルダ 2" svg:x="0.55035in" svg:y="1.93403in" svg:width="4.87674in" svg:height="5.4566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マスタ テキストの書式設定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7" text:class-names="">第<text:s text:c="1"/></text:span><text:span text:style-name="a198" text:class-names="">2<text:s text:c="1"/></text:span><text:span text:style-name="a199" text:class-names="">レベル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2" text:class-names="">第<text:s text:c="1"/></text:span><text:span text:style-name="a203" text:class-names="">3<text:s text:c="1"/></text:span><text:span text:style-name="a204" text:class-names="">レベル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7" text:class-names="">第<text:s text:c="1"/></text:span><text:span text:style-name="a208" text:class-names="">4<text:s text:c="1"/></text:span><text:span text:style-name="a20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2" text:class-names="">第<text:s text:c="1"/></text:span><text:span text:style-name="a213" text:class-names="">5<text:s text:c="1"/></text:span><text:span text:style-name="a214" text:class-names="">レベル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43" draw:name="コンテンツ プレースホルダ 3" svg:x="5.59375in" svg:y="1.93403in" svg:width="4.87847in" svg:height="5.456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マスタ テキストの書式設定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2" text:class-names="">第<text:s text:c="1"/></text:span><text:span text:style-name="a223" text:class-names="">2<text:s text:c="1"/></text:span><text:span text:style-name="a224" text:class-names="">レベル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7" text:class-names="">第<text:s text:c="1"/></text:span><text:span text:style-name="a228" text:class-names="">3<text:s text:c="1"/></text:span><text:span text:style-name="a229" text:class-names="">レベル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2" text:class-names="">第<text:s text:c="1"/></text:span><text:span text:style-name="a233" text:class-names="">4<text:s text:c="1"/></text:span><text:span text:style-name="a23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7" text:class-names="">第<text:s text:c="1"/></text:span><text:span text:style-name="a238" text:class-names="">5<text:s text:c="1"/></text:span><text:span text:style-name="a239" text:class-names="">レベル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46" draw:name="日付プレースホルダ 4" svg:x="0.55118in" svg:y="7.53189in" svg:width="2.56811in" svg:height="0.57008in" presentation:class="date-time" presentation:placeholder="false">
        <draw:text-box>
          <text:p text:style-name="a245" text:class-names="" text:cond-style-name=""><text:span text:style-name="a244" text:class-names=""/></text:p>
        </draw:text-box>
        <svg:desc/>
      </draw:frame>
      <draw:frame draw:id="id30" presentation:style-name="a249" draw:name="フッター プレースホルダ 5" svg:x="3.77008in" svg:y="7.53189in" svg:width="3.49409in" svg:height="0.57008in" presentation:class="footer" presentation:placeholder="false">
        <draw:text-box>
          <text:p text:style-name="a248" text:class-names="" text:cond-style-name=""><text:span text:style-name="a247" text:class-names=""/></text:p>
        </draw:text-box>
        <svg:desc/>
      </draw:frame>
      <draw:frame draw:id="id31" presentation:style-name="a253" draw:name="スライド番号プレースホルダ 6" svg:x="7.90394in" svg:y="7.53189in" svg:width="2.56811in" svg:height="0.57008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desc/>
      </draw:frame>
      <presentation:notes style:page-layout-name="pageLayout2" draw:style-name="a270">
        <draw:page-thumbnail svg:x="1.21063in" svg:y="0.88858in" svg:width="5.84567in" svg:height="4.38425in" presentation:class="page" draw:id="id5" presentation:style-name="a254" draw:name="スライド イメージ プレースホルダ 1">
          <svg:desc/>
        </draw:page-thumbnail>
        <draw:frame draw:id="id6" presentation:style-name="a257" draw:name="ノート プレースホルダ 2" svg:x="0.82677in" svg:y="5.55394in" svg:width="6.61378in" svg:height="5.26142in" presentation:class="notes" presentation:placeholder="false">
          <draw:text-box>
            <text:p text:style-name="a256" text:class-names="" text:cond-style-name=""><text:span text:style-name="a255" text:class-names=""/></text:p>
          </draw:text-box>
          <svg:desc/>
        </draw:frame>
        <draw:frame draw:id="id7" presentation:style-name="a260" draw:name="ヘッダー プレースホルダ 3" svg:x="0in" svg:y="0in" svg:width="3.5878in" svg:height="0.58425in" presentation:class="header" presentation:placeholder="false">
          <draw:text-box>
            <text:p text:style-name="a259" text:class-names="" text:cond-style-name=""><text:span text:style-name="a258" text:class-names=""/></text:p>
          </draw:text-box>
          <svg:desc/>
        </draw:frame>
        <draw:frame draw:id="id8" presentation:style-name="a263" draw:name="日付プレースホルダ 4" svg:x="4.67953in" svg:y="0in" svg:width="3.5878in" svg:height="0.58425in" presentation:class="date-time" presentation:placeholder="false">
          <draw:text-box>
            <text:p text:style-name="a262" text:class-names="" text:cond-style-name=""><text:span text:style-name="a261" text:class-names=""/></text:p>
          </draw:text-box>
          <svg:desc/>
        </draw:frame>
        <draw:frame draw:id="id9" presentation:style-name="a266" draw:name="フッター プレースホルダ 5" svg:x="0in" svg:y="11.10827in" svg:width="3.5878in" svg:height="0.58425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desc/>
        </draw:frame>
        <draw:frame draw:id="id10" presentation:style-name="a269" draw:name="スライド番号プレースホルダ 6" svg:x="4.67953in" svg:y="11.10827in" svg:width="3.5878in" svg:height="0.58425in" presentation:class="page-number" presentation:placeholder="false">
          <draw:text-box>
            <text:p text:style-name="a268" text:class-names="" text:cond-style-name=""><text:span text:style-name="a26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比較" style:page-layout-name="pageLayout1" draw:style-name="a271">
      <draw:frame draw:id="id32" presentation:style-name="a276" draw:name="タイトル 1" svg:x="0.55208in" svg:y="0.3316in" svg:width="9.92188in" svg:height="1.37674in" presentation:class="title" presentation:placeholder="false">
        <draw:text-box>
          <text:list text:style-name="a275">
            <text:list-item>
              <text:p text:style-name="a274" text:class-names="" text:cond-style-name=""><text:span text:style-name="a272" text:class-names="">マスタ タイトルの書式設定</text:span><text:span text:style-name="a273" text:class-names=""/></text:p>
            </text:list-item>
          </text:list>
        </draw:text-box>
        <svg:desc/>
      </draw:frame>
      <draw:frame draw:id="id33" presentation:style-name="a280" draw:name="テキスト プレースホルダ 2" svg:x="0.55208in" svg:y="1.85069in" svg:width="4.86979in" svg:height="0.77083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マスタ テキストの書式設定</text:span></text:p>
            </text:list-item>
          </text:list>
        </draw:text-box>
        <svg:desc/>
      </draw:frame>
      <draw:frame draw:id="id34" presentation:style-name="a305" draw:name="コンテンツ プレースホルダ 3" svg:x="0.55208in" svg:y="2.62153in" svg:width="4.86979in" svg:height="4.76389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マスタ テキストの書式設定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4" text:class-names="">第<text:s text:c="1"/></text:span><text:span text:style-name="a285" text:class-names="">2<text:s text:c="1"/></text:span><text:span text:style-name="a286" text:class-names="">レベル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89" text:class-names="">第<text:s text:c="1"/></text:span><text:span text:style-name="a290" text:class-names="">3<text:s text:c="1"/></text:span><text:span text:style-name="a291" text:class-names="">レベル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4" text:class-names="">第<text:s text:c="1"/></text:span><text:span text:style-name="a295" text:class-names="">4<text:s text:c="1"/></text:span><text:span text:style-name="a29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299" text:class-names="">第<text:s text:c="1"/></text:span><text:span text:style-name="a300" text:class-names="">5<text:s text:c="1"/></text:span><text:span text:style-name="a301" text:class-names="">レベル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09" draw:name="テキスト プレースホルダ 4" svg:x="5.60069in" svg:y="1.85069in" svg:width="4.87326in" svg:height="0.77083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マスタ テキストの書式設定</text:span></text:p>
            </text:list-item>
          </text:list>
        </draw:text-box>
        <svg:desc/>
      </draw:frame>
      <draw:frame draw:id="id36" presentation:style-name="a334" draw:name="コンテンツ プレースホルダ 5" svg:x="5.60069in" svg:y="2.62153in" svg:width="4.87326in" svg:height="4.76389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マスタ テキストの書式設定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3" text:class-names="">第<text:s text:c="1"/></text:span><text:span text:style-name="a314" text:class-names="">2<text:s text:c="1"/></text:span><text:span text:style-name="a315" text:class-names="">レベル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18" text:class-names="">第<text:s text:c="1"/></text:span><text:span text:style-name="a319" text:class-names="">3<text:s text:c="1"/></text:span><text:span text:style-name="a320" text:class-names="">レベル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3" text:class-names="">第<text:s text:c="1"/></text:span><text:span text:style-name="a324" text:class-names="">4<text:s text:c="1"/></text:span><text:span text:style-name="a32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28" text:class-names="">第<text:s text:c="1"/></text:span><text:span text:style-name="a329" text:class-names="">5<text:s text:c="1"/></text:span><text:span text:style-name="a330" text:class-names="">レベル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37" draw:name="日付プレースホルダ 6" svg:x="0.55118in" svg:y="7.53189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desc/>
      </draw:frame>
      <draw:frame draw:id="id38" presentation:style-name="a340" draw:name="フッター プレースホルダ 7" svg:x="3.77008in" svg:y="7.53189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desc/>
      </draw:frame>
      <draw:frame draw:id="id39" presentation:style-name="a344" draw:name="スライド番号プレースホルダ 8" svg:x="7.90394in" svg:y="7.53189in" svg:width="2.56811in" svg:height="0.57008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desc/>
      </draw:frame>
      <presentation:notes style:page-layout-name="pageLayout2" draw:style-name="a361">
        <draw:page-thumbnail svg:x="1.21063in" svg:y="0.88858in" svg:width="5.84567in" svg:height="4.38425in" presentation:class="page" draw:id="id5" presentation:style-name="a345" draw:name="スライド イメージ プレースホルダ 1">
          <svg:desc/>
        </draw:page-thumbnail>
        <draw:frame draw:id="id6" presentation:style-name="a348" draw:name="ノート プレースホルダ 2" svg:x="0.82677in" svg:y="5.55394in" svg:width="6.61378in" svg:height="5.26142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desc/>
        </draw:frame>
        <draw:frame draw:id="id7" presentation:style-name="a351" draw:name="ヘッダー プレースホルダ 3" svg:x="0in" svg:y="0in" svg:width="3.5878in" svg:height="0.58425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desc/>
        </draw:frame>
        <draw:frame draw:id="id8" presentation:style-name="a354" draw:name="日付プレースホルダ 4" svg:x="4.67953in" svg:y="0in" svg:width="3.5878in" svg:height="0.58425in" presentation:class="date-time" presentation:placeholder="false">
          <draw:text-box>
            <text:p text:style-name="a353" text:class-names="" text:cond-style-name=""><text:span text:style-name="a352" text:class-names=""/></text:p>
          </draw:text-box>
          <svg:desc/>
        </draw:frame>
        <draw:frame draw:id="id9" presentation:style-name="a357" draw:name="フッター プレースホルダ 5" svg:x="0in" svg:y="11.10827in" svg:width="3.5878in" svg:height="0.58425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desc/>
        </draw:frame>
        <draw:frame draw:id="id10" presentation:style-name="a360" draw:name="スライド番号プレースホルダ 6" svg:x="4.67953in" svg:y="11.10827in" svg:width="3.5878in" svg:height="0.58425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タイトルのみ" style:page-layout-name="pageLayout1" draw:style-name="a362">
      <draw:frame draw:id="id40" presentation:style-name="a367" draw:name="タイトル 1" svg:x="0.55118in" svg:y="0.32953in" svg:width="9.92087in" svg:height="1.38031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3" text:class-names="">マスタ タイトルの書式設定</text:span><text:span text:style-name="a364" text:class-names=""/></text:p>
            </text:list-item>
          </text:list>
        </draw:text-box>
        <svg:desc/>
      </draw:frame>
      <draw:frame draw:id="id41" presentation:style-name="a370" draw:name="日付プレースホルダ 2" svg:x="0.55118in" svg:y="7.53189in" svg:width="2.56811in" svg:height="0.57008in" presentation:class="date-time" presentation:placeholder="false">
        <draw:text-box>
          <text:p text:style-name="a369" text:class-names="" text:cond-style-name=""><text:span text:style-name="a368" text:class-names=""/></text:p>
        </draw:text-box>
        <svg:desc/>
      </draw:frame>
      <draw:frame draw:id="id42" presentation:style-name="a373" draw:name="フッター プレースホルダ 3" svg:x="3.77008in" svg:y="7.53189in" svg:width="3.49409in" svg:height="0.57008in" presentation:class="footer" presentation:placeholder="false">
        <draw:text-box>
          <text:p text:style-name="a372" text:class-names="" text:cond-style-name=""><text:span text:style-name="a371" text:class-names=""/></text:p>
        </draw:text-box>
        <svg:desc/>
      </draw:frame>
      <draw:frame draw:id="id43" presentation:style-name="a377" draw:name="スライド番号プレースホルダ 4" svg:x="7.90394in" svg:y="7.53189in" svg:width="2.56811in" svg:height="0.57008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desc/>
      </draw:frame>
      <presentation:notes style:page-layout-name="pageLayout2" draw:style-name="a394">
        <draw:page-thumbnail svg:x="1.21063in" svg:y="0.88858in" svg:width="5.84567in" svg:height="4.38425in" presentation:class="page" draw:id="id5" presentation:style-name="a378" draw:name="スライド イメージ プレースホルダ 1">
          <svg:desc/>
        </draw:page-thumbnail>
        <draw:frame draw:id="id6" presentation:style-name="a381" draw:name="ノート プレースホルダ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7" presentation:style-name="a384" draw:name="ヘッダー プレースホルダ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desc/>
        </draw:frame>
        <draw:frame draw:id="id8" presentation:style-name="a387" draw:name="日付プレースホルダ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desc/>
        </draw:frame>
        <draw:frame draw:id="id9" presentation:style-name="a390" draw:name="フッター プレースホルダ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desc/>
        </draw:frame>
        <draw:frame draw:id="id10" presentation:style-name="a393" draw:name="スライド番号プレースホルダ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白紙" style:page-layout-name="pageLayout1" draw:style-name="a395">
      <draw:frame draw:id="id44" presentation:style-name="a398" draw:name="日付プレースホルダ 1" svg:x="0.55118in" svg:y="7.53189in" svg:width="2.56811in" svg:height="0.57008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desc/>
      </draw:frame>
      <draw:frame draw:id="id45" presentation:style-name="a401" draw:name="フッター プレースホルダ 2" svg:x="3.77008in" svg:y="7.53189in" svg:width="3.49409in" svg:height="0.57008in" presentation:class="footer" presentation:placeholder="false">
        <draw:text-box>
          <text:p text:style-name="a400" text:class-names="" text:cond-style-name=""><text:span text:style-name="a399" text:class-names=""/></text:p>
        </draw:text-box>
        <svg:desc/>
      </draw:frame>
      <draw:frame draw:id="id46" presentation:style-name="a405" draw:name="スライド番号プレースホルダ 3" svg:x="7.90394in" svg:y="7.53189in" svg:width="2.56811in" svg:height="0.57008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desc/>
      </draw:frame>
      <presentation:notes style:page-layout-name="pageLayout2" draw:style-name="a422">
        <draw:page-thumbnail svg:x="1.21063in" svg:y="0.88858in" svg:width="5.84567in" svg:height="4.38425in" presentation:class="page" draw:id="id5" presentation:style-name="a406" draw:name="スライド イメージ プレースホルダ 1">
          <svg:desc/>
        </draw:page-thumbnail>
        <draw:frame draw:id="id6" presentation:style-name="a409" draw:name="ノート プレースホルダ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desc/>
        </draw:frame>
        <draw:frame draw:id="id7" presentation:style-name="a412" draw:name="ヘッダー プレースホルダ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desc/>
        </draw:frame>
        <draw:frame draw:id="id8" presentation:style-name="a415" draw:name="日付プレースホルダ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9" presentation:style-name="a418" draw:name="フッター プレースホルダ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10" presentation:style-name="a421" draw:name="スライド番号プレースホルダ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タイトル付きのコンテンツ" style:page-layout-name="pageLayout1" draw:style-name="a423">
      <draw:frame draw:id="id47" presentation:style-name="a428" draw:name="タイトル 1" svg:x="0.55208in" svg:y="0.32986in" svg:width="3.62674in" svg:height="1.39931in" presentation:class="title" presentation:placeholder="false">
        <draw:text-box>
          <text:list text:style-name="a427">
            <text:list-item>
              <text:p text:style-name="a426" text:class-names="" text:cond-style-name=""><text:span text:style-name="a424" text:class-names="">マスタ タイトルの書式設定</text:span><text:span text:style-name="a425" text:class-names=""/></text:p>
            </text:list-item>
          </text:list>
        </draw:text-box>
        <svg:desc/>
      </draw:frame>
      <draw:frame draw:id="id48" presentation:style-name="a453" draw:name="コンテンツ プレースホルダ 2" svg:x="4.31076in" svg:y="0.32986in" svg:width="6.16319in" svg:height="7.05556in" presentation:class="object" presentation:placeholder="false">
        <draw:text-box>
          <text:list text:style-name="a431">
            <text:list-item>
              <text:p text:style-name="a430" text:class-names="" text:cond-style-name=""><text:span text:style-name="a429" text:class-names="">マスタ テキストの書式設定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2" text:class-names="">第<text:s text:c="1"/></text:span><text:span text:style-name="a433" text:class-names="">2<text:s text:c="1"/></text:span><text:span text:style-name="a434" text:class-names="">レベル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7" text:class-names="">第<text:s text:c="1"/></text:span><text:span text:style-name="a438" text:class-names="">3<text:s text:c="1"/></text:span><text:span text:style-name="a439" text:class-names="">レベル</text:span></text:p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p text:style-name="a445" text:class-names="" text:cond-style-name=""><text:span text:style-name="a442" text:class-names="">第<text:s text:c="1"/></text:span><text:span text:style-name="a443" text:class-names="">4<text:s text:c="1"/></text:span><text:span text:style-name="a44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47" text:class-names="">第<text:s text:c="1"/></text:span><text:span text:style-name="a448" text:class-names="">5<text:s text:c="1"/></text:span><text:span text:style-name="a449" text:class-names="">レベル</text:span><text:span text:style-name="a4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57" draw:name="テキスト プレースホルダ 3" svg:x="0.55208in" svg:y="1.72917in" svg:width="3.62674in" svg:height="5.6562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マスタ テキストの書式設定</text:span></text:p>
            </text:list-item>
          </text:list>
        </draw:text-box>
        <svg:desc/>
      </draw:frame>
      <draw:frame draw:id="id50" presentation:style-name="a460" draw:name="日付プレースホルダ 4" svg:x="0.55118in" svg:y="7.53189in" svg:width="2.56811in" svg:height="0.57008in" presentation:class="date-time" presentation:placeholder="false">
        <draw:text-box>
          <text:p text:style-name="a459" text:class-names="" text:cond-style-name=""><text:span text:style-name="a458" text:class-names=""/></text:p>
        </draw:text-box>
        <svg:desc/>
      </draw:frame>
      <draw:frame draw:id="id51" presentation:style-name="a463" draw:name="フッター プレースホルダ 5" svg:x="3.77008in" svg:y="7.53189in" svg:width="3.49409in" svg:height="0.57008in" presentation:class="footer" presentation:placeholder="false">
        <draw:text-box>
          <text:p text:style-name="a462" text:class-names="" text:cond-style-name=""><text:span text:style-name="a461" text:class-names=""/></text:p>
        </draw:text-box>
        <svg:desc/>
      </draw:frame>
      <draw:frame draw:id="id52" presentation:style-name="a467" draw:name="スライド番号プレースホルダ 6" svg:x="7.90394in" svg:y="7.53189in" svg:width="2.56811in" svg:height="0.57008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</draw:text-box>
        <svg:desc/>
      </draw:frame>
      <presentation:notes style:page-layout-name="pageLayout2" draw:style-name="a484">
        <draw:page-thumbnail svg:x="1.21063in" svg:y="0.88858in" svg:width="5.84567in" svg:height="4.38425in" presentation:class="page" draw:id="id5" presentation:style-name="a468" draw:name="スライド イメージ プレースホルダ 1">
          <svg:desc/>
        </draw:page-thumbnail>
        <draw:frame draw:id="id6" presentation:style-name="a471" draw:name="ノート プレースホルダ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desc/>
        </draw:frame>
        <draw:frame draw:id="id7" presentation:style-name="a474" draw:name="ヘッダー プレースホルダ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desc/>
        </draw:frame>
        <draw:frame draw:id="id8" presentation:style-name="a477" draw:name="日付プレースホルダ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desc/>
        </draw:frame>
        <draw:frame draw:id="id9" presentation:style-name="a480" draw:name="フッター プレースホルダ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desc/>
        </draw:frame>
        <draw:frame draw:id="id10" presentation:style-name="a483" draw:name="スライド番号プレースホルダ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タイトル付きの図" style:page-layout-name="pageLayout1" draw:style-name="a485">
      <draw:frame draw:id="id53" presentation:style-name="a490" draw:name="タイトル 1" svg:x="2.16146in" svg:y="5.78646in" svg:width="6.61458in" svg:height="0.68403in" presentation:class="title" presentation:placeholder="false">
        <draw:text-box>
          <text:list text:style-name="a489">
            <text:list-item>
              <text:p text:style-name="a488" text:class-names="" text:cond-style-name=""><text:span text:style-name="a486" text:class-names="">マスタ タイトルの書式設定</text:span><text:span text:style-name="a487" text:class-names=""/></text:p>
            </text:list-item>
          </text:list>
        </draw:text-box>
        <svg:desc/>
      </draw:frame>
      <draw:frame draw:id="id54" presentation:style-name="a493" draw:name="図プレースホルダ 2" svg:x="2.16146in" svg:y="0.73785in" svg:width="6.61458in" svg:height="4.96181in" presentation:class="graphic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55" presentation:style-name="a497" draw:name="テキスト プレースホルダ 3" svg:x="2.16146in" svg:y="6.47049in" svg:width="6.61458in" svg:height="0.97049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マスタ テキストの書式設定</text:span></text:p>
            </text:list-item>
          </text:list>
        </draw:text-box>
        <svg:desc/>
      </draw:frame>
      <draw:frame draw:id="id56" presentation:style-name="a500" draw:name="日付プレースホルダ 4" svg:x="0.55118in" svg:y="7.53189in" svg:width="2.56811in" svg:height="0.57008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desc/>
      </draw:frame>
      <draw:frame draw:id="id57" presentation:style-name="a503" draw:name="フッター プレースホルダ 5" svg:x="3.77008in" svg:y="7.53189in" svg:width="3.49409in" svg:height="0.57008in" presentation:class="footer" presentation:placeholder="false">
        <draw:text-box>
          <text:p text:style-name="a502" text:class-names="" text:cond-style-name=""><text:span text:style-name="a501" text:class-names=""/></text:p>
        </draw:text-box>
        <svg:desc/>
      </draw:frame>
      <draw:frame draw:id="id58" presentation:style-name="a507" draw:name="スライド番号プレースホルダ 6" svg:x="7.90394in" svg:y="7.53189in" svg:width="2.56811in" svg:height="0.57008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desc/>
      </draw:frame>
      <presentation:notes style:page-layout-name="pageLayout2" draw:style-name="a524">
        <draw:page-thumbnail svg:x="1.21063in" svg:y="0.88858in" svg:width="5.84567in" svg:height="4.38425in" presentation:class="page" draw:id="id5" presentation:style-name="a508" draw:name="スライド イメージ プレースホルダ 1">
          <svg:desc/>
        </draw:page-thumbnail>
        <draw:frame draw:id="id6" presentation:style-name="a511" draw:name="ノート プレースホルダ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7" presentation:style-name="a514" draw:name="ヘッダー プレースホルダ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8" presentation:style-name="a517" draw:name="日付プレースホルダ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desc/>
        </draw:frame>
        <draw:frame draw:id="id9" presentation:style-name="a520" draw:name="フッター プレースホルダ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10" presentation:style-name="a523" draw:name="スライド番号プレースホルダ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タイトルと縦書きテキスト" style:page-layout-name="pageLayout1" draw:style-name="a525">
      <draw:frame draw:id="id59" presentation:style-name="a530" draw:name="タイトル 1" svg:x="0.55118in" svg:y="0.32953in" svg:width="9.92087in" svg:height="1.38031in" presentation:class="title" presentation:placeholder="false">
        <draw:text-box>
          <text:list text:style-name="a529">
            <text:list-item>
              <text:p text:style-name="a528" text:class-names="" text:cond-style-name=""><text:span text:style-name="a526" text:class-names="">マスタ タイトルの書式設定</text:span><text:span text:style-name="a527" text:class-names=""/></text:p>
            </text:list-item>
          </text:list>
        </draw:text-box>
        <svg:desc/>
      </draw:frame>
      <draw:frame draw:id="id60" presentation:style-name="a555" draw:name="縦書きテキスト プレースホルダ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マスタ テキストの書式設定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4" text:class-names="">第<text:s text:c="1"/></text:span><text:span text:style-name="a535" text:class-names="">2<text:s text:c="1"/></text:span><text:span text:style-name="a536" text:class-names="">レベル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39" text:class-names="">第<text:s text:c="1"/></text:span><text:span text:style-name="a540" text:class-names="">3<text:s text:c="1"/></text:span><text:span text:style-name="a541" text:class-names="">レベル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4" text:class-names="">第<text:s text:c="1"/></text:span><text:span text:style-name="a545" text:class-names="">4<text:s text:c="1"/></text:span><text:span text:style-name="a5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49" text:class-names="">第<text:s text:c="1"/></text:span><text:span text:style-name="a550" text:class-names="">5<text:s text:c="1"/></text:span><text:span text:style-name="a551" text:class-names="">レベル</text:span><text:span text:style-name="a5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558" draw:name="日付プレースホルダ 3" svg:x="0.55118in" svg:y="7.53189in" svg:width="2.56811in" svg:height="0.57008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desc/>
      </draw:frame>
      <draw:frame draw:id="id62" presentation:style-name="a561" draw:name="フッター プレースホルダ 4" svg:x="3.77008in" svg:y="7.53189in" svg:width="3.49409in" svg:height="0.57008in" presentation:class="footer" presentation:placeholder="false">
        <draw:text-box>
          <text:p text:style-name="a560" text:class-names="" text:cond-style-name=""><text:span text:style-name="a559" text:class-names=""/></text:p>
        </draw:text-box>
        <svg:desc/>
      </draw:frame>
      <draw:frame draw:id="id63" presentation:style-name="a565" draw:name="スライド番号プレースホルダ 5" svg:x="7.90394in" svg:y="7.53189in" svg:width="2.56811in" svg:height="0.57008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</draw:text-box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スライド イメージ プレースホルダ 1">
          <svg:desc/>
        </draw:page-thumbnail>
        <draw:frame draw:id="id6" presentation:style-name="a569" draw:name="ノート プレースホルダ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desc/>
        </draw:frame>
        <draw:frame draw:id="id7" presentation:style-name="a572" draw:name="ヘッダー プレースホルダ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desc/>
        </draw:frame>
        <draw:frame draw:id="id8" presentation:style-name="a575" draw:name="日付プレースホルダ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desc/>
        </draw:frame>
        <draw:frame draw:id="id9" presentation:style-name="a578" draw:name="フッター プレースホルダ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desc/>
        </draw:frame>
        <draw:frame draw:id="id10" presentation:style-name="a581" draw:name="スライド番号プレースホルダ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縦書きタイトルと縦書きテキスト" style:page-layout-name="pageLayout1" draw:style-name="a583">
      <draw:frame draw:id="id64" presentation:style-name="a588" draw:name="縦書きタイトル 1" svg:x="7.99306in" svg:y="0.32986in" svg:width="2.47917in" svg:height="7.06076in" presentation:class="title" presentation:placeholder="false">
        <draw:text-box>
          <text:list text:style-name="a587">
            <text:list-item>
              <text:p text:style-name="a586" text:class-names="" text:cond-style-name=""><text:span text:style-name="a584" text:class-names="">マスタ タイトルの書式設定</text:span><text:span text:style-name="a585" text:class-names=""/></text:p>
            </text:list-item>
          </text:list>
        </draw:text-box>
        <svg:desc/>
      </draw:frame>
      <draw:frame draw:id="id65" presentation:style-name="a613" draw:name="縦書きテキスト プレースホルダ 2" svg:x="0.55035in" svg:y="0.32986in" svg:width="7.27604in" svg:height="7.06076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マスタ テキストの書式設定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2" text:class-names="">第<text:s text:c="1"/></text:span><text:span text:style-name="a593" text:class-names="">2<text:s text:c="1"/></text:span><text:span text:style-name="a594" text:class-names="">レベル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7" text:class-names="">第<text:s text:c="1"/></text:span><text:span text:style-name="a598" text:class-names="">3<text:s text:c="1"/></text:span><text:span text:style-name="a599" text:class-names="">レベル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2" text:class-names="">第<text:s text:c="1"/></text:span><text:span text:style-name="a603" text:class-names="">4<text:s text:c="1"/></text:span><text:span text:style-name="a60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7" text:class-names="">第<text:s text:c="1"/></text:span><text:span text:style-name="a608" text:class-names="">5<text:s text:c="1"/></text:span><text:span text:style-name="a609" text:class-names="">レベル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616" draw:name="日付プレースホルダ 3" svg:x="0.55118in" svg:y="7.53189in" svg:width="2.56811in" svg:height="0.57008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desc/>
      </draw:frame>
      <draw:frame draw:id="id67" presentation:style-name="a619" draw:name="フッター プレースホルダ 4" svg:x="3.77008in" svg:y="7.53189in" svg:width="3.49409in" svg:height="0.57008in" presentation:class="footer" presentation:placeholder="false">
        <draw:text-box>
          <text:p text:style-name="a618" text:class-names="" text:cond-style-name=""><text:span text:style-name="a617" text:class-names=""/></text:p>
        </draw:text-box>
        <svg:desc/>
      </draw:frame>
      <draw:frame draw:id="id68" presentation:style-name="a623" draw:name="スライド番号プレースホルダ 5" svg:x="7.90394in" svg:y="7.53189in" svg:width="2.56811in" svg:height="0.57008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/></text:span><text:span text:style-name="a621" text:class-names=""/></text:p>
        </draw:text-box>
        <svg:desc/>
      </draw:frame>
      <presentation:notes style:page-layout-name="pageLayout2" draw:style-name="a640">
        <draw:page-thumbnail svg:x="1.21063in" svg:y="0.88858in" svg:width="5.84567in" svg:height="4.38425in" presentation:class="page" draw:id="id5" presentation:style-name="a624" draw:name="スライド イメージ プレースホルダ 1">
          <svg:desc/>
        </draw:page-thumbnail>
        <draw:frame draw:id="id6" presentation:style-name="a627" draw:name="ノート プレースホルダ 2" svg:x="0.82677in" svg:y="5.55394in" svg:width="6.61378in" svg:height="5.26142in" presentation:class="notes" presentation:placeholder="false">
          <draw:text-box>
            <text:p text:style-name="a626" text:class-names="" text:cond-style-name=""><text:span text:style-name="a625" text:class-names=""/></text:p>
          </draw:text-box>
          <svg:desc/>
        </draw:frame>
        <draw:frame draw:id="id7" presentation:style-name="a630" draw:name="ヘッダー プレースホルダ 3" svg:x="0in" svg:y="0in" svg:width="3.5878in" svg:height="0.58425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desc/>
        </draw:frame>
        <draw:frame draw:id="id8" presentation:style-name="a633" draw:name="日付プレースホルダ 4" svg:x="4.67953in" svg:y="0in" svg:width="3.5878in" svg:height="0.58425in" presentation:class="date-time" presentation:placeholder="false">
          <draw:text-box>
            <text:p text:style-name="a632" text:class-names="" text:cond-style-name=""><text:span text:style-name="a631" text:class-names=""/></text:p>
          </draw:text-box>
          <svg:desc/>
        </draw:frame>
        <draw:frame draw:id="id9" presentation:style-name="a636" draw:name="フッター プレースホルダ 5" svg:x="0in" svg:y="11.10827in" svg:width="3.5878in" svg:height="0.5842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desc/>
        </draw:frame>
        <draw:frame draw:id="id10" presentation:style-name="a639" draw:name="スライド番号プレースホルダ 6" svg:x="4.67953in" svg:y="11.10827in" svg:width="3.5878in" svg:height="0.58425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641">
      <draw:frame draw:id="id69" presentation:style-name="a644" draw:name="ヘッダー プレースホルダ 1" svg:x="0in" svg:y="0in" svg:width="3.5878in" svg:height="0.58425in" presentation:class="header" presentation:placeholder="false">
        <draw:text-box>
          <text:p text:style-name="a643" text:class-names="" text:cond-style-name=""><text:span text:style-name="a642" text:class-names=""/></text:p>
        </draw:text-box>
        <svg:desc/>
      </draw:frame>
      <draw:frame draw:id="id70" presentation:style-name="a647" draw:name="日付プレースホルダ 2" svg:x="4.67953in" svg:y="0in" svg:width="3.5878in" svg:height="0.58425in" presentation:class="date-time" presentation:placeholder="false">
        <draw:text-box>
          <text:p text:style-name="a646" text:class-names="" text:cond-style-name=""><text:span text:style-name="a645" text:class-names=""/></text:p>
        </draw:text-box>
        <svg:desc/>
      </draw:frame>
      <draw:frame draw:id="id71" presentation:style-name="a650" draw:name="フッター プレースホルダ 3" svg:x="0in" svg:y="11.10827in" svg:width="3.5878in" svg:height="0.58425in" presentation:class="footer" presentation:placeholder="false">
        <draw:text-box>
          <text:p text:style-name="a649" text:class-names="" text:cond-style-name=""><text:span text:style-name="a648" text:class-names=""/></text:p>
        </draw:text-box>
        <svg:desc/>
      </draw:frame>
      <draw:frame draw:id="id72" presentation:style-name="a653" draw:name="スライド番号プレースホルダ 4" svg:x="4.67953in" svg:y="11.10827in" svg:width="3.5878in" svg:height="0.58425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スライド 1</dc:title>
    <meta:initial-creator>shin</meta:initial-creator>
    <dc:creator>shin</dc:creator>
    <meta:creation-date>2010-05-14T00:57:13Z</meta:creation-date>
    <dc:date>2010-05-14T04:53:03Z</dc:date>
    <meta:editing-cycles>2</meta:editing-cycles>
    <meta:editing-duration>PT1545S</meta:editing-duration>
    <meta:document-statistic meta:paragraph-count="18" meta:word-count="94"/>
  </office:meta>
</office:document-meta>
</file>